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5"><text:soft-page-break/><text:span text:style-name="T2">Sat 4/8/2017 <text:s/></text:span>4 miles</text:p>
      <text:p text:style-name="P6">I am feeling somewhat better.</text:p>
      <text:p text:style-name="P6">I ran 3 miles in about 30 minutes an walked 1 mile in about 14 minutes.</text:p>
      <text:p text:style-name="P6"/>
      <text:p text:style-name="P6">Sun 4/9/2017 <text:span text:style-name="T1">2 miles</text:span></text:p>
      <text:p text:style-name="P6">I rode 6 miles on a bike which I take equivalent to 2 miles of running </text:p>
      <text:p text:style-name="P6"/>
      <text:p text:style-name="P6">Mon 4/10/2017 <text:span text:style-name="T1">0 miles</text:span></text:p>
      <text:p text:style-name="P6">I am still sick and did not run.</text:p>
      <text:p text:style-name="P6"/>
      <text:p text:style-name="P6">Tues 4/11/2017 <text:span text:style-name="T1">2 miles <text:s/></text:span></text:p>
      <text:p text:style-name="P6">I walked 2 miles in about 28 minutes. <text:s/>I am feeling better than yester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1T08:31:27.49</dc:date>
    <dc:creator>James Lombardi</dc:creator>
    <meta:editing-duration>PT23H7M18S</meta:editing-duration>
    <meta:editing-cycles>160</meta:editing-cycles>
    <meta:document-statistic meta:table-count="0" meta:image-count="0" meta:object-count="0" meta:page-count="5" meta:paragraph-count="98" meta:word-count="1402" meta:character-count="6791"/>
  </office:meta>
</office:document-meta>
</file>